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Start creating projects, put them on GitHub, and showcase your projects with GitHub link on your resume. It shows your actual coding and framework knowledge.<text:line-break/>2. Start practicing coding problems on HackerRank.<text:line-break/>3. Start practicing data structures. (CodeBasics on youtube provides excellent tutorial for basic understanding)<text:line-break/>4. Also work on your English (conversational and written). A fluent or at least professional level of English can significantly help you in explaining your code in technical rounds. <text:line-break/>P.S. : Even if you are good in any of the above, try practicing them to further improve it.</text:p>
      <text:p text:style-name="P1"/>
      <text:p text:style-name="P1"><text:a xlink:type="simple" xlink:href="https://django-portfolio.visiansystems.com/#portfolio" text:style-name="Internet_20_link" text:visited-style-name="Visited_20_Internet_20_Link">https://django-portfolio.visiansystems.com/#portfolio</text:a></text:p>
      <text:p text:style-name="P1"/>
      <text:p text:style-name="P1"><text:a xlink:type="simple" xlink:href="https://www.freecodecamp.org/news/python-project-ideas-to-improve-your-resume/" text:style-name="Internet_20_link" text:visited-style-name="Visited_20_Internet_20_Link">https://www.freecodecamp.org/news/python-project-ideas-to-improve-your-resume/</text:a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6T09:56:31.887999808</meta:creation-date>
    <dc:date>2022-03-16T11:08:22.515022762</dc:date>
    <meta:editing-duration>PT2M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" meta:word-count="97" meta:character-count="730" meta:non-whitespace-character-count="635"/>
  </office:meta>
</office:document-meta>
</file>